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 Medium" svg:font-family="'Yu Gothic Medium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5eb91e" draw:marker-start-width="0.359cm" draw:marker-end="Estremità_20_linea_20_1" draw:marker-end-width="0.4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draw:marker-start-width="0.358cm" draw:marker-end="Estremità_20_linea_20_2" draw:marker-end-width="0.458cm" draw:stroke-linejoin="round" svg:stroke-linecap="square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stremità_20_linea_20_3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Estremità_20_linea_20_5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000000" draw:marker-start-width="0.279cm" draw:marker-end="Estremità_20_linea_20_6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Estremità_20_linea_20_7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2" style:family="graphic" style:parent-style-name="standard">
      <style:graphic-properties draw:fill-color="#800080" draw:textarea-horizontal-align="justify" draw:textarea-vertical-align="middle" draw:auto-grow-height="false" fo:min-height="1.25cm" fo:min-width="1.75cm" loext:decorative="false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1.25cm" fo:min-width="1.75cm" loext:decorative="false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1.25cm" fo:min-width="1.75cm" loext:decorative="false"/>
    </style:style>
    <style:style style:name="gr15" style:family="graphic" style:parent-style-name="standard">
      <style:graphic-properties draw:fill-color="#800080" draw:textarea-horizontal-align="justify" draw:textarea-vertical-align="middle" draw:auto-grow-height="false" fo:min-height="0.75cm" fo:min-width="0.25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0.25cm" loext:decorative="false"/>
    </style:style>
    <style:style style:name="gr17" style:family="graphic" style:parent-style-name="standard">
      <style:graphic-properties draw:fill-color="#158466" draw:textarea-horizontal-align="justify" draw:textarea-vertical-align="middle" draw:auto-grow-height="false" fo:min-height="0.75cm" fo:min-width="0.25cm" loext:decorative="false"/>
    </style:style>
    <style:style style:name="gr18" style:family="graphic" style:parent-style-name="standard">
      <style:graphic-properties draw:fill-color="#158466" draw:textarea-horizontal-align="justify" draw:textarea-vertical-align="middle" draw:auto-grow-height="false" fo:min-height="0.749cm" fo:min-width="1.249cm" loext:decorative="false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75cm" fo:min-width="0.5cm" loext:decorative="false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75cm" fo:min-width="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Arial Black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Yu Gothic Medium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loext:graphic-properties draw:fill-color="#800080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158466"/>
      <style:paragraph-properties fo:text-align="center"/>
    </style:style>
    <style:style style:name="T1" style:family="text">
      <style:text-properties style:font-name="Arial Black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Yu Gothic Medium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5.494cm" svg:y1="14cm" svg:x2="5.506cm" svg:y2="5.749cm">
          <text:p/>
        </draw:line>
        <draw:line draw:style-name="gr2" draw:text-style-name="P1" draw:layer="layout" svg:x1="5.5cm" svg:y1="14cm" svg:x2="16.75cm" svg:y2="14cm">
          <text:p/>
        </draw:line>
        <draw:frame draw:style-name="gr3" draw:text-style-name="P2" draw:layer="layout" svg:width="2cm" svg:height="1.187cm" svg:x="2.25cm" svg:y="6.5cm">
          <draw:text-box>
            <text:p/>
          </draw:text-box>
        </draw:frame>
        <draw:frame draw:style-name="gr4" draw:text-style-name="P3" draw:layer="layout" svg:width="3.75cm" svg:height="1.145cm" svg:x="1.25cm" svg:y="5.5cm">
          <draw:text-box>
            <text:p><text:span text:style-name="T1">Processo</text:span></text:p>
          </draw:text-box>
        </draw:frame>
        <draw:frame draw:style-name="gr5" draw:text-style-name="P3" draw:layer="layout" svg:width="3.75cm" svg:height="1.25cm" svg:x="14.75cm" svg:y="14.5cm">
          <draw:text-box>
            <text:p><text:span text:style-name="T1">Tempo</text:span></text:p>
          </draw:text-box>
        </draw:frame>
        <draw:line draw:style-name="gr6" draw:text-style-name="P1" draw:layer="layout" svg:x1="5.5cm" svg:y1="12.75cm" svg:x2="16.5cm" svg:y2="12.75cm">
          <text:p/>
        </draw:line>
        <draw:line draw:style-name="gr7" draw:text-style-name="P1" draw:layer="layout" svg:x1="5.5cm" svg:y1="11cm" svg:x2="16.25cm" svg:y2="11cm">
          <text:p/>
        </draw:line>
        <draw:line draw:style-name="gr8" draw:text-style-name="P1" draw:layer="layout" svg:x1="5.5cm" svg:y1="9.25cm" svg:x2="16.25cm" svg:y2="9.25cm">
          <text:p/>
        </draw:line>
        <draw:line draw:style-name="gr9" draw:text-style-name="P1" draw:layer="layout" svg:x1="5.5cm" svg:y1="7.5cm" svg:x2="16.25cm" svg:y2="7.5cm">
          <text:p/>
        </draw:line>
        <draw:frame draw:style-name="gr10" draw:text-style-name="P2" draw:layer="layout" svg:width="3.75cm" svg:height="0.962cm" svg:x="1.5cm" svg:y="7.038cm">
          <draw:text-box>
            <text:p>P4</text:p>
          </draw:text-box>
        </draw:frame>
        <draw:frame draw:style-name="gr10" draw:text-style-name="P2" draw:layer="layout" svg:width="3.75cm" svg:height="0.962cm" svg:x="1.5cm" svg:y="10.538cm">
          <draw:text-box>
            <text:p>P2</text:p>
          </draw:text-box>
        </draw:frame>
        <draw:frame draw:style-name="gr10" draw:text-style-name="P2" draw:layer="layout" svg:width="3.75cm" svg:height="0.962cm" svg:x="1.5cm" svg:y="8.75cm">
          <draw:text-box>
            <text:p>P3</text:p>
          </draw:text-box>
        </draw:frame>
        <draw:frame draw:style-name="gr10" draw:text-style-name="P2" draw:layer="layout" svg:width="3.75cm" svg:height="0.962cm" svg:x="1.5cm" svg:y="12.25cm">
          <draw:text-box>
            <text:p>P1</text:p>
          </draw:text-box>
        </draw:frame>
        <draw:frame draw:style-name="gr11" draw:text-style-name="P5" draw:layer="layout" svg:width="16cm" svg:height="1.5cm" svg:x="3cm" svg:y="1.75cm">
          <draw:text-box>
            <text:p text:style-name="P4"><text:span text:style-name="T2">TIME SHARING</text:span></text:p>
          </draw:text-box>
        </draw:frame>
        <draw:custom-shape draw:style-name="gr12" draw:text-style-name="P6" draw:layer="layout" svg:width="2.25cm" svg:height="1.5cm" svg:x="2cm" svg:y="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25cm" svg:height="1.5cm" svg:x="2cm" svg:y="2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5cm" svg:height="1.5cm" svg:x="2cm" svg:y="22.7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2cm" svg:height="1.5cm" svg:x="5.5cm" svg:y="17cm">
          <draw:text-box>
            <text:p>Tempo d’esecuzione</text:p>
          </draw:text-box>
        </draw:frame>
        <draw:frame draw:style-name="gr11" draw:text-style-name="P2" draw:layer="layout" svg:width="12cm" svg:height="1.5cm" svg:x="5.5cm" svg:y="20cm">
          <draw:text-box>
            <text:p>Tempo d’attesa</text:p>
          </draw:text-box>
        </draw:frame>
        <draw:frame draw:style-name="gr11" draw:text-style-name="P2" draw:layer="layout" svg:width="12cm" svg:height="1.5cm" svg:x="5.5cm" svg:y="22.75cm">
          <draw:text-box>
            <text:p>Tempo d’esecuzione dopo attesta</text:p>
          </draw:text-box>
        </draw:frame>
        <draw:frame draw:style-name="gr5" draw:text-style-name="P2" draw:layer="layout" svg:width="6cm" svg:height="1.25cm" svg:x="2.25cm" svg:y="26.25cm">
          <draw:text-box>
            <text:p>“Quanti” 1s</text:p>
          </draw:text-box>
        </draw:frame>
        <draw:custom-shape draw:style-name="gr15" draw:text-style-name="P6" draw:layer="layout" svg:width="0.75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5cm" svg:height="1cm" svg:x="6.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5cm" svg:height="1cm" svg:x="7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5cm" svg:height="1cm" svg:x="7.75cm" svg:y="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5cm" svg:height="1cm" svg:x="10.7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5cm" svg:height="1cm" svg:x="8.5cm" svg:y="12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5cm" svg:height="1cm" svg:x="10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5cm" svg:height="1cm" svg:x="9.2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749cm" svg:height="0.999cm" svg:x="11.501cm" svg:y="12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cm" svg:height="1cm" svg:x="13.2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5cm" svg:height="1cm" svg:x="11.75cm" svg:y="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749cm" svg:height="0.999cm" svg:x="12.501cm" svg:y="7.0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.5cm" svg:height="1cm" svg:x="14.25cm" svg:y="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 Medium" svg:font-family="'Yu Gothic Medium'" style:font-family-generic="swiss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9:54:11.759000000</meta:creation-date>
    <dc:date>2023-11-15T12:45:11.156000000</dc:date>
    <meta:editing-duration>PT38M51S</meta:editing-duration>
    <meta:editing-cycles>5</meta:editing-cycles>
    <meta:generator>LibreOffice/7.6.2.1$Windows_X86_64 LibreOffice_project/56f7684011345957bbf33a7ee678afaf4d2ba333</meta:generator>
    <meta:document-statistic meta:object-count="34"/>
  </office:meta>
</office:document-meta>
</file>